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Parade<text:s/>of<text:s/>Emergency<text:s/>Vehicles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Come<text:s/>out<text:s/>to<text:s/>see<text:s/>the<text:s/>parade<text:s/>of<text:s/>all<text:s/>of<text:s/>the<text:s/>emergency<text:s/>vehicles<text:s/>in<text:s/>town<text:s/>and<text:s/>celebrate<text:s/>with<text:s/>the<text:s/>community!<text:s/>View<text:s/>the<text:s/>Facebook<text:s/>Event:<text:s/></text:span><text:span text:style-name="T2_8"><text:a xlink:type="simple" xlink:href="https://www.facebook.com/events/334779473891277/"><text:span text:style-name="T2_9">https://www.facebook.com/events/334779473891277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